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782cm" fo:min-width="9.955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Courier New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55cm" svg:height="2.032cm" svg:x="3.753cm" svg:y="1.508cm">
          <text:p text:style-name="P1"><text:span text:style-name="T1">Ballplayer</text:span></text:p>
          <text:p text:style-name="P1"><text:span text:style-name="T1">-numHits : int</text:span></text:p>
          <text:p text:style-name="P1"><text:span text:style-name="T1">-numAtBats : int</text:span></text:p>
          <text:p text:style-name="P1"><text:span text:style-name="T1">+isBetterThan(other : Ballplayer) : boolea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53cm" svg:y1="2.05cm" svg:x2="14.208cm" svg:y2="2.05cm">
          <text:p/>
        </draw:line>
        <draw:line draw:style-name="gr2" draw:text-style-name="P3" draw:layer="layout" svg:x1="3.753cm" svg:y1="2.965cm" svg:x2="14.208cm" svg:y2="2.9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6T13:42:39.181146097</dc:date>
    <meta:editing-duration>PT20M49S</meta:editing-duration>
    <meta:editing-cycles>8</meta:editing-cycles>
    <meta:document-statistic meta:object-count="3"/>
  </office:meta>
</office:document-meta>
</file>